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107c08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07c08" officeooo:paragraph-rsid="00107c08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107c08" style:font-size-asian="16pt" style:font-weight-asian="bold" style:font-size-complex="16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20524" officeooo:paragraph-rsid="00120524" fo:background-color="#ff8000" style:font-size-asian="12pt" style:font-weight-asian="bold" style:font-size-complex="12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3262c" officeooo:paragraph-rsid="0013262c" fo:background-color="#ff8000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20524" officeooo:paragraph-rsid="00120524" fo:background-color="transparent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3262c" officeooo:paragraph-rsid="0013262c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bold" officeooo:rsid="00120524" officeooo:paragraph-rsid="00120524" fo:background-color="transparent" style:font-size-asian="12pt" style:font-weight-asian="bold" style:font-size-complex="12pt" style:font-weight-complex="bold"/>
    </style:style>
    <style:style style:name="T1" style:family="text">
      <style:text-properties style:font-name="Bitstream Vera Sans Mono"/>
    </style:style>
    <style:style style:name="T2" style:family="text">
      <style:text-properties style:font-name="Bitstream Vera Sans Mono" officeooo:rsid="00107c08"/>
    </style:style>
    <style:style style:name="T3" style:family="text">
      <style:text-properties style:font-name="Bitstream Vera Sans Mono" fo:font-style="italic" style:font-style-asian="italic" style:font-style-complex="italic"/>
    </style:style>
    <style:style style:name="T4" style:family="text">
      <style:text-properties style:font-name="Bitstream Vera Sans Mono" fo:font-style="normal" style:font-style-asian="normal" style:font-style-complex="normal"/>
    </style:style>
    <style:style style:name="T5" style:family="text">
      <style:text-properties style:font-name="Bitstream Vera Sans Mono" fo:font-style="normal" officeooo:rsid="0014d142" style:font-style-asian="normal" style:font-style-complex="normal"/>
    </style:style>
    <style:style style:name="T6" style:family="text">
      <style:text-properties style:font-name="Bitstream Vera Sans Mono" officeooo:rsid="0014d14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uias estelares</text:p>
      <text:p text:style-name="P1"><text:span text:style-name="T1">O guia estelar de </text:span><text:span text:style-name="T2">CSS</text:span></text:p>
      <text:p text:style-name="P2"><text:span text:style-name="T1">Abertura</text:span></text:p>
      <text:list xml:id="list1901602378" text:style-name="L1">
        <text:list-item>
          <text:p text:style-name="P4"><text:span text:style-name="T1">Abertura:</text:span></text:p>
        </text:list-item>
      </text:list>
      <text:p text:style-name="P6"><text:span text:style-name="T1">Fundamentos do CSS, como funciona, o que é, para que serve, como fuciona a escrita e aplicação do CSS no HTML, conceitos básicos como cascata, especificidades, seletores e mais.</text:span></text:p>
      <text:p text:style-name="P6"><text:span text:style-name="T1"/></text:p>
      <text:list xml:id="list115618531663764" text:continue-numbering="true" text:style-name="L1">
        <text:list-item>
          <text:p text:style-name="P4"><text:span text:style-name="T1">Conhecendo o CSS</text:span></text:p>
        </text:list-item>
      </text:list>
      <text:p text:style-name="P8"><text:span text:style-name="T1">O que siginifica CSS?</text:span></text:p>
      <text:p text:style-name="P6"><text:span text:style-name="T1">É uma forma de escrever uma folha de estilo em cascata (Cascading Style Sheet). Código para criar estilos no HTML. HTML é a estrutura e o CSS é a beleza. Não é uma linguagem de programação, mas sim uma linguagem style sheet.</text:span></text:p>
      <text:p text:style-name="P6"><text:span text:style-name="T1"/></text:p>
      <text:list xml:id="list115619831331943" text:continue-numbering="true" text:style-name="L1">
        <text:list-item>
          <text:p text:style-name="P5"><text:span text:style-name="T1">Comentários</text:span></text:p>
        </text:list-item>
      </text:list>
      <text:p text:style-name="P7"><text:span text:style-name="T1">* Não irá afetar o seu código;</text:span></text:p>
      <text:p text:style-name="P7"><text:span text:style-name="T1">* Ajuda a lembrar blocos de códigos;</text:span></text:p>
      <text:p text:style-name="P7"><text:span text:style-name="T1">* </text:span><text:span text:style-name="T6">D</text:span><text:span text:style-name="T1">eixa dicas para leitura;</text:span></text:p>
      <text:p text:style-name="P7"><text:span text:style-name="T1">* Ajuda outros a entenderem;</text:span></text:p>
      <text:p text:style-name="P7"><text:span text:style-name="T1">* Nunca esqueça de fechar um comentário aberto;</text:span></text:p>
      <text:p text:style-name="P7"><text:span text:style-name="T1">* Comentários começam com </text:span><text:span text:style-name="T4">‘/*’ e terminam com ‘*/’;</text:span></text:p>
      <text:p text:style-name="P7"><text:span text:style-name="T4">* </text:span><text:span text:style-name="T5">Você pode usar para desabilitar partes do seu código;</text:span></text:p>
      <text:p text:style-name="P7"><text:span text:style-name="T4"/></text:p>
      <text:list xml:id="list115619752929609" text:continue-numbering="true" text:style-name="L1">
        <text:list-item>
          <text:p text:style-name="P5"><text:span text:style-name="T1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style:font-name="Bitstream Vera Sans Mono" fo:font-family="'Bitstream Vera Sans Mono'" style:font-family-generic="modern" style:font-pitch="fixed" fo:font-size="12pt" fo:background-color="#ff8000" style:font-size-asian="10.5pt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4T11:25:07.830627252</meta:creation-date>
    <dc:date>2021-03-24T11:56:16.988685885</dc:date>
    <meta:editing-duration>PT10M37S</meta:editing-duration>
    <meta:editing-cycles>2</meta:editing-cycles>
    <meta:generator>LibreOffice/6.1.5.2$Linux_X86_64 LibreOffice_project/10$Build-2</meta:generator>
    <meta:document-statistic meta:table-count="0" meta:image-count="0" meta:object-count="0" meta:page-count="1" meta:paragraph-count="17" meta:word-count="143" meta:character-count="784" meta:non-whitespace-character-count="661"/>
  </office:meta>
</office:document-meta>
</file>